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232747D910AEA6FD2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9.562cm" fo:min-width="16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20.616cm" svg:y="-1cm" svg:width="17.353cm" svg:height="26.869cm" draw:z-index="1"><draw:image xlink:href="Pictures/100002010000016B00000232747D910AEA6FD2A3.png" xlink:type="simple" xlink:show="embed" xlink:actuate="onLoad" loext:mime-type="image/png"/></draw:frame><draw:custom-shape text:anchor-type="paragraph" draw:z-index="0" draw:name="Forme1" draw:style-name="gr1" draw:text-style-name="P2" svg:width="19.01cm" svg:height="19.123cm" svg:x="-0.254cm" svg:y="1.9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frame draw:style-name="fr1" draw:name="Image2" text:anchor-type="paragraph" svg:x="1cm" svg:y="-1cm" svg:width="17.353cm" svg:height="26.869cm" draw:z-index="2"><draw:image xlink:href="Pictures/100002010000016B00000232747D910AEA6FD2A3.png" xlink:type="simple" xlink:show="embed" xlink:actuate="onLoad" loext:mime-type="image/png"/></draw:frame><draw:custom-shape text:anchor-type="paragraph" draw:z-index="3" draw:name="Forme1" draw:style-name="gr1" draw:text-style-name="P2" svg:width="19.01cm" svg:height="19.123cm" svg:x="19.745cm" svg:y="1.986cm"><text:p/><draw:enhanced-geometry svg:viewBox="0 0 21600 21600" draw:text-areas="?f7 ?f0 21600 ?f2" draw:mirror-horizontal="true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rocas</meta:initial-creator>
    <meta:creation-date>2018-07-02T10:32:06.887452487</meta:creation-date>
    <dc:date>2019-06-28T08:45:00.234493323</dc:date>
    <meta:editing-duration>PT42M58S</meta:editing-duration>
    <meta:editing-cycles>5</meta:editing-cycles>
    <meta:generator>LibreOffice/6.1.6.3$Linux_X86_64 LibreOffice_project/10$Build-3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